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1.1909in"/>
    </style:style>
    <style:style style:name="co6" style:family="table-column">
      <style:table-column-properties fo:break-before="auto" style:column-width="1.4409in"/>
    </style:style>
    <style:style style:name="co7" style:family="table-column">
      <style:table-column-properties fo:break-before="auto" style:column-width="0.9335in"/>
    </style:style>
    <style:style style:name="co8" style:family="table-column">
      <style:table-column-properties fo:break-before="auto" style:column-width="1.7555in"/>
    </style:style>
    <style:style style:name="co9" style:family="table-column">
      <style:table-column-properties fo:break-before="auto" style:column-width="1.672in"/>
    </style:style>
    <style:style style:name="co10" style:family="table-column">
      <style:table-column-properties fo:break-before="auto" style:column-width="1.7437in"/>
    </style:style>
    <style:style style:name="co11" style:family="table-column">
      <style:table-column-properties fo:break-before="auto" style:column-width="0.9102in"/>
    </style:style>
    <style:style style:name="co12" style:family="table-column">
      <style:table-column-properties fo:break-before="auto" style:column-width="2.6209in"/>
    </style:style>
    <style:style style:name="co13" style:family="table-column">
      <style:table-column-properties fo:break-before="auto" style:column-width="1.7866in"/>
    </style:style>
    <style:style style:name="co14" style:family="table-column">
      <style:table-column-properties fo:break-before="auto" style:column-width="1.5362in"/>
    </style:style>
    <style:style style:name="co15" style:family="table-column">
      <style:table-column-properties fo:break-before="auto" style:column-width="0.6071in"/>
    </style:style>
    <style:style style:name="co16" style:family="table-column">
      <style:table-column-properties fo:break-before="auto" style:column-width="0.552in"/>
    </style:style>
    <style:style style:name="co17" style:family="table-column">
      <style:table-column-properties fo:break-before="auto" style:column-width="0.9in"/>
    </style:style>
    <style:style style:name="co18" style:family="table-column">
      <style:table-column-properties fo:break-before="auto" style:column-width="0.898in"/>
    </style:style>
    <style:style style:name="co19" style:family="table-column">
      <style:table-column-properties fo:break-before="auto" style:column-width="1.2in"/>
    </style:style>
    <style:style style:name="co20" style:family="table-column">
      <style:table-column-properties fo:break-before="auto" style:column-width="1.0291in"/>
    </style:style>
    <style:style style:name="co21" style:family="table-column">
      <style:table-column-properties fo:break-before="auto" style:column-width="1.4772in"/>
    </style:style>
    <style:style style:name="co22" style:family="table-column">
      <style:table-column-properties fo:break-before="auto" style:column-width="0.548in"/>
    </style:style>
    <style:style style:name="co23" style:family="table-column">
      <style:table-column-properties fo:break-before="auto" style:column-width="1.2744in"/>
    </style:style>
    <style:style style:name="co24" style:family="table-column">
      <style:table-column-properties fo:break-before="auto" style:column-width="1.6673in"/>
    </style:style>
    <style:style style:name="co25" style:family="table-column">
      <style:table-column-properties fo:break-before="auto" style:column-width="1.3646in"/>
    </style:style>
    <style:style style:name="co26" style:family="table-column">
      <style:table-column-properties fo:break-before="auto" style:column-width="0.2717in"/>
    </style:style>
    <style:style style:name="co27" style:family="table-column">
      <style:table-column-properties fo:break-before="auto" style:column-width="0.3138in"/>
    </style:style>
    <style:style style:name="co28" style:family="table-column">
      <style:table-column-properties fo:break-before="auto" style:column-width="0.9882in"/>
    </style:style>
    <style:style style:name="co29" style:family="table-column">
      <style:table-column-properties fo:break-before="auto" style:column-width="1.1193in"/>
    </style:style>
    <style:style style:name="co30" style:family="table-column">
      <style:table-column-properties fo:break-before="auto" style:column-width="3.2in"/>
    </style:style>
    <style:style style:name="co31" style:family="table-column">
      <style:table-column-properties fo:break-before="auto" style:column-width="0.9047in"/>
    </style:style>
    <style:style style:name="co32" style:family="table-column">
      <style:table-column-properties fo:break-before="auto" style:column-width="3.1091in"/>
    </style:style>
    <style:style style:name="co33" style:family="table-column">
      <style:table-column-properties fo:break-before="auto" style:column-width="2.3945in"/>
    </style:style>
    <style:style style:name="co34" style:family="table-column">
      <style:table-column-properties fo:break-before="auto" style:column-width="0.7646in"/>
    </style:style>
    <style:style style:name="co35" style:family="table-column">
      <style:table-column-properties fo:break-before="auto" style:column-width="0.7535in"/>
    </style:style>
    <style:style style:name="co36" style:family="table-column">
      <style:table-column-properties fo:break-before="auto" style:column-width="0.5602in"/>
    </style:style>
    <style:style style:name="co37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disposed_5f_of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disposed_5f_of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disposed_5f_of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disposed_5f_of_5f_lot_5f_default">
      <style:table-cell-properties fo:background-color="transparent"/>
      <style:text-properties style:font-name="Liberation Sans"/>
    </style:style>
    <style:style style:name="ce267" style:family="table-cell" style:parent-style-name="disposed_5f_of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5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disposed_5f_of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disposed_5f_of_5f_lot_5f_note_5f_default">
      <style:table-cell-properties fo:background-color="transparent"/>
      <style:text-properties style:font-name="Liberation Sans"/>
    </style:style>
    <style:style style:name="ce92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disposed_5f_of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disposed_5f_of_5f_lot_5f_percent">
      <style:table-cell-properties fo:background-color="transparent"/>
      <style:text-properties style:font-name="Liberation Sans"/>
    </style:style>
    <style:style style:name="ce340" style:family="table-cell" style:parent-style-name="disposed_5f_of_5f_lot_5f_alt_5f_percent">
      <style:table-cell-properties fo:background-color="transparent"/>
      <style:text-properties style:font-name="Liberation Sans"/>
    </style:style>
    <style:style style:name="ce341" style:family="table-cell" style:parent-style-name="disposed_5f_of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disposed_5f_of_5f_lot_5f_fiat">
      <style:table-cell-properties fo:background-color="transparent"/>
      <style:text-properties style:font-name="Liberation Sans"/>
    </style:style>
    <style:style style:name="ce343" style:family="table-cell" style:parent-style-name="disposed_5f_of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5" table:default-cell-style-name="header_5f_default"/>
        <table:table-column table:style-name="co6" table:default-cell-style-name="header_5f_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Disposed-Of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Disposed-Of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disposed_5f_of_5f_lot_5f_default" office:value-type="float" office:value="0.123456789" calcext:value-type="float">
            <text:p>0.123456789</text:p>
          </table:table-cell>
          <table:table-cell table:style-name="disposed_5f_of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disposed_5f_of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disposed_5f_of_5f_lot_5f_fiat" office:value-type="currency" office:currency="USD" office:value="0.123456789" calcext:value-type="currency">
            <text:p>$0.12</text:p>
          </table:table-cell>
          <table:table-cell table:style-name="disposed_5f_of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disposed_5f_of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disposed_5f_of_5f_lot_5f_crypto" office:value-type="float" office:value="0.123456789" calcext:value-type="float">
            <text:p>0.12345679</text:p>
          </table:table-cell>
          <table:table-cell table:style-name="disposed_5f_of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disposed_5f_of_5f_lot_5f_percent" office:value-type="percentage" office:value="0.123456789" calcext:value-type="percentage">
            <text:p>12.346%</text:p>
          </table:table-cell>
          <table:table-cell table:style-name="disposed_5f_of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233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Disposed-Of Lot</text:p>
          </table:table-cell>
          <table:table-cell office:value-type="string" calcext:value-type="string">
            <text:p>Disposed-Of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Disposed-Of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disposed_5f_of_5f_lot_5f_border_5f_default" office:value-type="float" office:value="0.123456789" calcext:value-type="float">
            <text:p>0.123456789</text:p>
          </table:table-cell>
          <table:table-cell table:style-name="disposed_5f_of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disposed_5f_of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disposed_5f_of_5f_lot_5f_border_5f_fiat" office:value-type="currency" office:currency="USD" office:value="0.123456789" calcext:value-type="currency">
            <text:p>$0.12</text:p>
          </table:table-cell>
          <table:table-cell table:style-name="disposed_5f_of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disposed_5f_of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disposed_5f_of_5f_lot_5f_border_5f_crypto" office:value-type="float" office:value="0.123456789" calcext:value-type="float">
            <text:p>0.12345679</text:p>
          </table:table-cell>
          <table:table-cell table:style-name="disposed_5f_of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disposed_5f_of_5f_lot_5f_border_5f_percent" office:value-type="percentage" office:value="0.123456789" calcext:value-type="percentage">
            <text:p>12.346%</text:p>
          </table:table-cell>
          <table:table-cell table:style-name="disposed_5f_of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12" table:default-cell-style-name="header_5f_default"/>
        <table:table-column table:style-name="co13" table:default-cell-style-name="Default"/>
        <table:table-column table:style-name="co14" table:number-columns-repeated="6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counting Method</text:p>
          </table:table-cell>
          <table:table-cell table:number-columns-repeated="63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 table:number-columns-repeated="62"/>
        </table:table-row>
      </table:table>
      <table:table table:name="__Legend_tax_report_us" table:style-name="ta1">
        <table:table-column table:style-name="co12" table:default-cell-style-name="ce4"/>
        <table:table-column table:style-name="co13" table:default-cell-style-name="ce6"/>
        <table:table-column table:style-name="co14" table:number-columns-repeated="6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 table:number-columns-repeated="62"/>
        </table:table-row>
        <table:table-row table:style-name="ro2">
          <table:table-cell table:style-name="ce14"/>
          <table:table-cell table:style-name="ce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36"/>
          <table:table-cell table:style-name="Default"/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14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 table:number-columns-repeated="62"/>
        </table:table-row>
        <table:table-row table:style-name="ro2">
          <table:table-cell table:style-name="Default"/>
          <table:table-cell table:style-name="ce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disposed_5f_of_5f_lot_5f_note_5f_default" office:value-type="string" calcext:value-type="string">
            <text:p>Information related to acquired lots / taxable events is in purple</text:p>
          </table:table-cell>
          <table:table-cell table:number-columns-repeated="62"/>
        </table:table-row>
        <table:table-row table:style-name="ro3">
          <table:table-cell/>
          <table:table-cell table:style-name="ce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9"/>
          <table:table-cell table:number-columns-repeated="62"/>
        </table:table-row>
        <table:table-row table:style-name="ro3">
          <table:table-cell/>
          <table:table-cell table:style-name="ce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9"/>
          <table:table-cell table:number-columns-repeated="62"/>
        </table:table-row>
        <table:table-row table:style-name="ro3">
          <table:table-cell/>
          <table:table-cell table:style-name="ce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9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9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9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9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6"/>
          <table:table-cell table:number-columns-repeated="63"/>
        </table:table-row>
        <table:table-row table:style-name="ro2">
          <table:table-cell table:style-name="ce6"/>
          <table:table-cell table:number-columns-repeated="63"/>
        </table:table-row>
      </table:table>
      <table:table table:name="__Summary" table:style-name="ta1"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7" table:default-cell-style-name="header_5f_default"/>
        <table:table-column table:style-name="co19" table:default-cell-style-name="header_5f_default"/>
        <table:table-column table:style-name="co20" table:default-cell-style-name="header_5f_default"/>
        <table:table-column table:style-name="co18" table:default-cell-style-name="header_5f_default"/>
        <table:table-column table:style-name="co11" table:number-columns-repeated="56" table:default-cell-style-name="Default"/>
        <table:table-row table:style-name="ro1">
          <table:table-cell table:style-name="ce240" office:value-type="string" calcext:value-type="string">
            <text:p>Yearly Gain / Loss Summary</text:p>
          </table:table-cell>
          <table:table-cell table:style-name="ce236" table:number-columns-repeated="7"/>
          <table:table-cell table:number-columns-repeated="56"/>
        </table:table-row>
        <table:table-row table:style-name="ro2"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 table:number-columns-repeated="56"/>
        </table:table-row>
      </table:table>
      <table:table table:name="__Airdrops" table:style-name="ta1">
        <table:table-column table:style-name="co21" table:default-cell-style-name="ce254"/>
        <table:table-column table:style-name="co22" table:default-cell-style-name="ce254"/>
        <table:table-column table:style-name="co23" table:visibility="collapse" table:default-cell-style-name="ce254"/>
        <table:table-column table:style-name="co24" table:default-cell-style-name="ce254"/>
        <table:table-column table:style-name="co14" table:visibility="collapse" table:default-cell-style-name="ce254"/>
        <table:table-column table:style-name="co25" table:visibility="collapse" table:default-cell-style-name="ce254"/>
        <table:table-column table:style-name="co26" table:visibility="collapse" table:default-cell-style-name="ce253"/>
        <table:table-column table:style-name="co27" table:visibility="collapse" table:default-cell-style-name="ce253"/>
        <table:table-column table:style-name="co28" table:default-cell-style-name="ce254"/>
        <table:table-column table:style-name="co29" table:default-cell-style-name="ce254"/>
        <table:table-column table:style-name="co30" table:visibility="collapse" table:number-columns-repeated="2" table:default-cell-style-name="ce254"/>
        <table:table-column table:style-name="co31" table:visibility="collapse" table:default-cell-style-name="ce254"/>
        <table:table-column table:style-name="co32" table:default-cell-style-name="ce254"/>
        <table:table-column table:style-name="co33" table:default-cell-style-name="ce254"/>
        <table:table-column table:style-name="co11" table:default-cell-style-name="ce254"/>
        <table:table-column table:style-name="co34" table:default-cell-style-name="ce254"/>
        <table:table-column table:style-name="co35" table:default-cell-style-name="ce254"/>
        <table:table-column table:style-name="co36" table:default-cell-style-name="ce254"/>
        <table:table-column table:style-name="co11" table:default-cell-style-name="ce254"/>
        <table:table-column table:style-name="co37" table:default-cell-style-name="ce254"/>
        <table:table-column table:style-name="co11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Airdrops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style-name="ce315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303"/>
          <table:table-cell table:style-name="ce315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259"/>
          <table:table-cell table:style-name="ce270"/>
          <table:table-cell table:style-name="ce279"/>
          <table:table-cell table:style-name="ce50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30"/>
          <table:table-cell table:style-name="ce50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50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Capital Gains" table:style-name="ta1"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24" table:default-cell-style-name="ce254"/>
        <table:table-column table:style-name="co14" table:default-cell-style-name="ce254"/>
        <table:table-column table:style-name="co25" table:default-cell-style-name="ce254"/>
        <table:table-column table:style-name="co26" table:default-cell-style-name="ce253"/>
        <table:table-column table:style-name="co27" table:default-cell-style-name="ce253"/>
        <table:table-column table:style-name="co28" table:default-cell-style-name="ce254"/>
        <table:table-column table:style-name="co29" table:default-cell-style-name="ce254"/>
        <table:table-column table:style-name="co30" table:number-columns-repeated="2" table:default-cell-style-name="ce254"/>
        <table:table-column table:style-name="co31" table:default-cell-style-name="ce254"/>
        <table:table-column table:style-name="co32" table:default-cell-style-name="ce254"/>
        <table:table-column table:style-name="co33" table:default-cell-style-name="ce254"/>
        <table:table-column table:style-name="co11" table:default-cell-style-name="ce254"/>
        <table:table-column table:style-name="co34" table:default-cell-style-name="ce254"/>
        <table:table-column table:style-name="co35" table:default-cell-style-name="ce254"/>
        <table:table-column table:style-name="co36" table:default-cell-style-name="ce254"/>
        <table:table-column table:style-name="co11" table:default-cell-style-name="ce254"/>
        <table:table-column table:style-name="co37" table:default-cell-style-name="ce254"/>
        <table:table-column table:style-name="co11" table:number-columns-repeated="43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54"/>
        </table:table-row>
        <table:table-row table:style-name="ro2">
          <table:table-cell table:style-name="ce242" table:number-columns-spanned="9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44"/>
          <table:table-cell table:style-name="ce16"/>
          <table:table-cell table:style-name="ce347"/>
          <table:table-cell table:style-name="ce295"/>
          <table:table-cell table:style-name="ce50"/>
          <table:table-cell table:style-name="ce6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344" office:value-type="string" calcext:value-type="string">
            <text:p>(b)</text:p>
          </table:table-cell>
          <table:table-cell table:style-name="ce16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 table:number-columns-repeated="2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345" office:value-type="string" calcext:value-type="string">
            <text:p>Date acquired</text:p>
          </table:table-cell>
          <table:table-cell table:style-name="ce17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346" office:value-type="string" calcext:value-type="string">
            <text:p>(Mo., day, yr.)</text:p>
          </table:table-cell>
          <table:table-cell table:style-name="ce18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6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9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Donations" table:style-name="ta1"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24" table:default-cell-style-name="ce254"/>
        <table:table-column table:style-name="co14" table:default-cell-style-name="ce254"/>
        <table:table-column table:style-name="co25" table:default-cell-style-name="ce254"/>
        <table:table-column table:style-name="co26" table:default-cell-style-name="ce253"/>
        <table:table-column table:style-name="co27" table:default-cell-style-name="ce253"/>
        <table:table-column table:style-name="co28" table:default-cell-style-name="ce254"/>
        <table:table-column table:style-name="co29" table:default-cell-style-name="ce254"/>
        <table:table-column table:style-name="co30" table:number-columns-repeated="2" table:default-cell-style-name="ce254"/>
        <table:table-column table:style-name="co31" table:default-cell-style-name="ce254"/>
        <table:table-column table:style-name="co32" table:default-cell-style-name="ce254"/>
        <table:table-column table:style-name="co33" table:default-cell-style-name="ce254"/>
        <table:table-column table:style-name="co11" table:default-cell-style-name="ce254"/>
        <table:table-column table:style-name="co34" table:default-cell-style-name="ce254"/>
        <table:table-column table:style-name="co35" table:default-cell-style-name="ce254"/>
        <table:table-column table:style-name="co36" table:default-cell-style-name="ce254"/>
        <table:table-column table:style-name="co11" table:default-cell-style-name="ce254"/>
        <table:table-column table:style-name="co37" table:default-cell-style-name="ce254"/>
        <table:table-column table:style-name="co11" table:number-columns-repeated="43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15"/>
          <table:covered-table-cell table:style-name="ce30"/>
          <table:covered-table-cell table:style-name="ce16"/>
          <table:covered-table-cell table:style-name="Default"/>
          <table:covered-table-cell table:number-columns-repeated="2" table:style-name="ce50"/>
          <table:covered-table-cell table:number-columns-repeated="2" table:style-name="ce63"/>
          <table:table-cell table:style-name="ce73"/>
          <table:table-cell table:style-name="ce83" table:number-columns-repeated="54"/>
        </table:table-row>
        <table:table-row table:style-name="ro2">
          <table:table-cell table:style-name="ce242" table:number-columns-spanned="9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44"/>
          <table:table-cell table:style-name="ce16"/>
          <table:table-cell table:style-name="ce347"/>
          <table:table-cell table:style-name="ce295"/>
          <table:table-cell table:style-name="ce50"/>
          <table:table-cell table:style-name="ce6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344" office:value-type="string" calcext:value-type="string">
            <text:p>(b)</text:p>
          </table:table-cell>
          <table:table-cell table:style-name="ce16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 table:number-columns-repeated="2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345" office:value-type="string" calcext:value-type="string">
            <text:p>Date acquired</text:p>
          </table:table-cell>
          <table:table-cell table:style-name="ce17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346" office:value-type="string" calcext:value-type="string">
            <text:p>(Mo., day, yr.)</text:p>
          </table:table-cell>
          <table:table-cell table:style-name="ce18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3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Gifts" table:style-name="ta1"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24" table:default-cell-style-name="ce254"/>
        <table:table-column table:style-name="co14" table:default-cell-style-name="ce254"/>
        <table:table-column table:style-name="co25" table:default-cell-style-name="ce254"/>
        <table:table-column table:style-name="co26" table:default-cell-style-name="ce253"/>
        <table:table-column table:style-name="co27" table:default-cell-style-name="ce253"/>
        <table:table-column table:style-name="co28" table:default-cell-style-name="ce254"/>
        <table:table-column table:style-name="co29" table:default-cell-style-name="ce254"/>
        <table:table-column table:style-name="co30" table:number-columns-repeated="2" table:default-cell-style-name="ce254"/>
        <table:table-column table:style-name="co31" table:default-cell-style-name="ce254"/>
        <table:table-column table:style-name="co32" table:default-cell-style-name="ce254"/>
        <table:table-column table:style-name="co33" table:default-cell-style-name="ce254"/>
        <table:table-column table:style-name="co11" table:default-cell-style-name="ce254"/>
        <table:table-column table:style-name="co34" table:default-cell-style-name="ce254"/>
        <table:table-column table:style-name="co35" table:default-cell-style-name="ce254"/>
        <table:table-column table:style-name="co36" table:default-cell-style-name="ce254"/>
        <table:table-column table:style-name="co11" table:default-cell-style-name="ce254"/>
        <table:table-column table:style-name="co37" table:default-cell-style-name="ce254"/>
        <table:table-column table:style-name="co11" table:number-columns-repeated="43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15"/>
          <table:covered-table-cell table:style-name="ce30"/>
          <table:covered-table-cell table:style-name="Default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54"/>
        </table:table-row>
        <table:table-row table:style-name="ro2">
          <table:table-cell table:style-name="ce242" table:number-columns-spanned="9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44"/>
          <table:table-cell table:style-name="ce16"/>
          <table:table-cell table:style-name="ce347"/>
          <table:table-cell table:style-name="ce295"/>
          <table:table-cell table:style-name="ce50"/>
          <table:table-cell table:style-name="ce6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344" office:value-type="string" calcext:value-type="string">
            <text:p>(b)</text:p>
          </table:table-cell>
          <table:table-cell table:style-name="ce16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 table:number-columns-repeated="2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345" office:value-type="string" calcext:value-type="string">
            <text:p>Date acquired</text:p>
          </table:table-cell>
          <table:table-cell table:style-name="ce17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346" office:value-type="string" calcext:value-type="string">
            <text:p>(Mo., day, yr.)</text:p>
          </table:table-cell>
          <table:table-cell table:style-name="ce18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3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Hard Forks" table:style-name="ta1">
        <table:table-column table:style-name="co21" table:default-cell-style-name="ce254"/>
        <table:table-column table:style-name="co22" table:default-cell-style-name="ce254"/>
        <table:table-column table:style-name="co23" table:visibility="collapse" table:default-cell-style-name="ce254"/>
        <table:table-column table:style-name="co24" table:default-cell-style-name="ce254"/>
        <table:table-column table:style-name="co14" table:visibility="collapse" table:default-cell-style-name="ce254"/>
        <table:table-column table:style-name="co25" table:visibility="collapse" table:default-cell-style-name="ce254"/>
        <table:table-column table:style-name="co26" table:visibility="collapse" table:default-cell-style-name="ce253"/>
        <table:table-column table:style-name="co27" table:visibility="collapse" table:default-cell-style-name="ce253"/>
        <table:table-column table:style-name="co28" table:default-cell-style-name="ce254"/>
        <table:table-column table:style-name="co29" table:default-cell-style-name="ce254"/>
        <table:table-column table:style-name="co30" table:visibility="collapse" table:number-columns-repeated="2" table:default-cell-style-name="ce254"/>
        <table:table-column table:style-name="co31" table:visibility="collapse" table:default-cell-style-name="ce254"/>
        <table:table-column table:style-name="co32" table:default-cell-style-name="ce254"/>
        <table:table-column table:style-name="co33" table:default-cell-style-name="ce254"/>
        <table:table-column table:style-name="co11" table:default-cell-style-name="ce254"/>
        <table:table-column table:style-name="co34" table:default-cell-style-name="ce254"/>
        <table:table-column table:style-name="co35" table:default-cell-style-name="ce254"/>
        <table:table-column table:style-name="co36" table:default-cell-style-name="ce254"/>
        <table:table-column table:style-name="co11" table:default-cell-style-name="ce254"/>
        <table:table-column table:style-name="co37" table:default-cell-style-name="ce254"/>
        <table:table-column table:style-name="co11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Hard Forks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259"/>
          <table:table-cell table:style-name="ce270"/>
          <table:table-cell table:style-name="ce279"/>
          <table:table-cell table:style-name="ce50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30"/>
          <table:table-cell table:style-name="ce50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50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terest" table:style-name="ta1">
        <table:table-column table:style-name="co21" table:default-cell-style-name="ce254"/>
        <table:table-column table:style-name="co22" table:default-cell-style-name="ce254"/>
        <table:table-column table:style-name="co23" table:visibility="collapse" table:default-cell-style-name="ce254"/>
        <table:table-column table:style-name="co24" table:default-cell-style-name="ce254"/>
        <table:table-column table:style-name="co14" table:visibility="collapse" table:default-cell-style-name="ce254"/>
        <table:table-column table:style-name="co25" table:visibility="collapse" table:default-cell-style-name="ce254"/>
        <table:table-column table:style-name="co26" table:visibility="collapse" table:default-cell-style-name="ce253"/>
        <table:table-column table:style-name="co27" table:visibility="collapse" table:default-cell-style-name="ce253"/>
        <table:table-column table:style-name="co28" table:default-cell-style-name="ce254"/>
        <table:table-column table:style-name="co29" table:default-cell-style-name="ce254"/>
        <table:table-column table:style-name="co30" table:visibility="collapse" table:number-columns-repeated="2" table:default-cell-style-name="ce254"/>
        <table:table-column table:style-name="co31" table:visibility="collapse" table:default-cell-style-name="ce254"/>
        <table:table-column table:style-name="co32" table:default-cell-style-name="ce254"/>
        <table:table-column table:style-name="co33" table:default-cell-style-name="ce254"/>
        <table:table-column table:style-name="co11" table:default-cell-style-name="ce254"/>
        <table:table-column table:style-name="co34" table:default-cell-style-name="ce254"/>
        <table:table-column table:style-name="co35" table:default-cell-style-name="ce254"/>
        <table:table-column table:style-name="co36" table:default-cell-style-name="ce254"/>
        <table:table-column table:style-name="co11" table:default-cell-style-name="ce254"/>
        <table:table-column table:style-name="co37" table:default-cell-style-name="ce254"/>
        <table:table-column table:style-name="co11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259"/>
          <table:table-cell table:style-name="ce270"/>
          <table:table-cell table:style-name="ce279"/>
          <table:table-cell table:style-name="ce50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30"/>
          <table:table-cell table:style-name="ce50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50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vestment Expenses" table:style-name="ta1"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24" table:default-cell-style-name="ce254"/>
        <table:table-column table:style-name="co14" table:default-cell-style-name="ce254"/>
        <table:table-column table:style-name="co25" table:default-cell-style-name="ce254"/>
        <table:table-column table:style-name="co26" table:default-cell-style-name="ce253"/>
        <table:table-column table:style-name="co27" table:default-cell-style-name="ce253"/>
        <table:table-column table:style-name="co28" table:default-cell-style-name="ce254"/>
        <table:table-column table:style-name="co29" table:default-cell-style-name="ce254"/>
        <table:table-column table:style-name="co30" table:number-columns-repeated="2" table:default-cell-style-name="ce254"/>
        <table:table-column table:style-name="co31" table:default-cell-style-name="ce254"/>
        <table:table-column table:style-name="co32" table:default-cell-style-name="ce254"/>
        <table:table-column table:style-name="co33" table:default-cell-style-name="ce254"/>
        <table:table-column table:style-name="co11" table:default-cell-style-name="ce254"/>
        <table:table-column table:style-name="co34" table:default-cell-style-name="ce254"/>
        <table:table-column table:style-name="co35" table:default-cell-style-name="ce254"/>
        <table:table-column table:style-name="co36" table:default-cell-style-name="ce254"/>
        <table:table-column table:style-name="co11" table:default-cell-style-name="ce254"/>
        <table:table-column table:style-name="co37" table:default-cell-style-name="ce254"/>
        <table:table-column table:style-name="co11" table:number-columns-repeated="43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15"/>
          <table:covered-table-cell table:style-name="ce30"/>
          <table:covered-table-cell table:style-name="Default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54"/>
        </table:table-row>
        <table:table-row table:style-name="ro2">
          <table:table-cell table:style-name="ce242" table:number-columns-spanned="9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44"/>
          <table:table-cell table:style-name="ce16"/>
          <table:table-cell table:style-name="ce347"/>
          <table:table-cell table:style-name="ce295"/>
          <table:table-cell table:style-name="ce50"/>
          <table:table-cell table:style-name="ce6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344" office:value-type="string" calcext:value-type="string">
            <text:p>(b)</text:p>
          </table:table-cell>
          <table:table-cell table:style-name="ce16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 table:number-columns-repeated="2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345" office:value-type="string" calcext:value-type="string">
            <text:p>Date acquired</text:p>
          </table:table-cell>
          <table:table-cell table:style-name="ce17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346" office:value-type="string" calcext:value-type="string">
            <text:p>(Mo., day, yr.)</text:p>
          </table:table-cell>
          <table:table-cell table:style-name="ce18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3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Mining" table:style-name="ta1">
        <table:table-column table:style-name="co21" table:default-cell-style-name="ce254"/>
        <table:table-column table:style-name="co22" table:default-cell-style-name="ce254"/>
        <table:table-column table:style-name="co23" table:visibility="collapse" table:default-cell-style-name="ce254"/>
        <table:table-column table:style-name="co24" table:default-cell-style-name="ce254"/>
        <table:table-column table:style-name="co14" table:visibility="collapse" table:default-cell-style-name="ce254"/>
        <table:table-column table:style-name="co25" table:visibility="collapse" table:default-cell-style-name="ce254"/>
        <table:table-column table:style-name="co26" table:visibility="collapse" table:default-cell-style-name="ce253"/>
        <table:table-column table:style-name="co27" table:visibility="collapse" table:default-cell-style-name="ce253"/>
        <table:table-column table:style-name="co28" table:default-cell-style-name="ce254"/>
        <table:table-column table:style-name="co29" table:default-cell-style-name="ce254"/>
        <table:table-column table:style-name="co30" table:visibility="collapse" table:number-columns-repeated="2" table:default-cell-style-name="ce254"/>
        <table:table-column table:style-name="co31" table:visibility="collapse" table:default-cell-style-name="ce254"/>
        <table:table-column table:style-name="co32" table:default-cell-style-name="ce254"/>
        <table:table-column table:style-name="co33" table:default-cell-style-name="ce254"/>
        <table:table-column table:style-name="co11" table:default-cell-style-name="ce254"/>
        <table:table-column table:style-name="co34" table:default-cell-style-name="ce254"/>
        <table:table-column table:style-name="co35" table:default-cell-style-name="ce254"/>
        <table:table-column table:style-name="co36" table:default-cell-style-name="ce254"/>
        <table:table-column table:style-name="co11" table:default-cell-style-name="ce254"/>
        <table:table-column table:style-name="co37" table:default-cell-style-name="ce254"/>
        <table:table-column table:style-name="co11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Mining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259"/>
          <table:table-cell table:style-name="ce270"/>
          <table:table-cell table:style-name="ce279"/>
          <table:table-cell table:style-name="ce50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30"/>
          <table:table-cell table:style-name="ce50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50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taking" table:style-name="ta1">
        <table:table-column table:style-name="co21" table:default-cell-style-name="ce254"/>
        <table:table-column table:style-name="co22" table:default-cell-style-name="ce254"/>
        <table:table-column table:style-name="co23" table:visibility="collapse" table:default-cell-style-name="ce254"/>
        <table:table-column table:style-name="co24" table:default-cell-style-name="ce254"/>
        <table:table-column table:style-name="co14" table:visibility="collapse" table:default-cell-style-name="ce254"/>
        <table:table-column table:style-name="co25" table:visibility="collapse" table:default-cell-style-name="ce254"/>
        <table:table-column table:style-name="co26" table:visibility="collapse" table:default-cell-style-name="ce253"/>
        <table:table-column table:style-name="co27" table:visibility="collapse" table:default-cell-style-name="ce253"/>
        <table:table-column table:style-name="co28" table:default-cell-style-name="ce254"/>
        <table:table-column table:style-name="co29" table:default-cell-style-name="ce254"/>
        <table:table-column table:style-name="co30" table:visibility="collapse" table:number-columns-repeated="2" table:default-cell-style-name="ce254"/>
        <table:table-column table:style-name="co31" table:visibility="collapse" table:default-cell-style-name="ce254"/>
        <table:table-column table:style-name="co32" table:default-cell-style-name="ce254"/>
        <table:table-column table:style-name="co33" table:default-cell-style-name="ce254"/>
        <table:table-column table:style-name="co11" table:default-cell-style-name="ce254"/>
        <table:table-column table:style-name="co34" table:default-cell-style-name="ce254"/>
        <table:table-column table:style-name="co35" table:default-cell-style-name="ce254"/>
        <table:table-column table:style-name="co36" table:default-cell-style-name="ce254"/>
        <table:table-column table:style-name="co11" table:default-cell-style-name="ce254"/>
        <table:table-column table:style-name="co37" table:default-cell-style-name="ce254"/>
        <table:table-column table:style-name="co11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Staking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259"/>
          <table:table-cell table:style-name="ce270"/>
          <table:table-cell table:style-name="ce279"/>
          <table:table-cell table:style-name="ce50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30"/>
          <table:table-cell table:style-name="ce50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50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Wages" table:style-name="ta1">
        <table:table-column table:style-name="co21" table:default-cell-style-name="ce254"/>
        <table:table-column table:style-name="co22" table:default-cell-style-name="ce254"/>
        <table:table-column table:style-name="co23" table:visibility="collapse" table:default-cell-style-name="ce254"/>
        <table:table-column table:style-name="co24" table:default-cell-style-name="ce254"/>
        <table:table-column table:style-name="co14" table:visibility="collapse" table:default-cell-style-name="ce254"/>
        <table:table-column table:style-name="co25" table:visibility="collapse" table:default-cell-style-name="ce254"/>
        <table:table-column table:style-name="co26" table:visibility="collapse" table:default-cell-style-name="ce253"/>
        <table:table-column table:style-name="co27" table:visibility="collapse" table:default-cell-style-name="ce253"/>
        <table:table-column table:style-name="co28" table:default-cell-style-name="ce254"/>
        <table:table-column table:style-name="co29" table:default-cell-style-name="ce254"/>
        <table:table-column table:style-name="co30" table:visibility="collapse" table:number-columns-repeated="2" table:default-cell-style-name="ce254"/>
        <table:table-column table:style-name="co31" table:visibility="collapse" table:default-cell-style-name="ce254"/>
        <table:table-column table:style-name="co32" table:default-cell-style-name="ce254"/>
        <table:table-column table:style-name="co33" table:default-cell-style-name="ce254"/>
        <table:table-column table:style-name="co11" table:default-cell-style-name="ce254"/>
        <table:table-column table:style-name="co34" table:default-cell-style-name="ce254"/>
        <table:table-column table:style-name="co35" table:default-cell-style-name="ce254"/>
        <table:table-column table:style-name="co36" table:default-cell-style-name="ce254"/>
        <table:table-column table:style-name="co11" table:default-cell-style-name="ce254"/>
        <table:table-column table:style-name="co37" table:default-cell-style-name="ce254"/>
        <table:table-column table:style-name="co11" table:number-columns-repeated="43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Wages</text:p>
          </table:table-cell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style-name="ce83" table:number-columns-repeated="50"/>
        </table:table-row>
        <table:table-row table:style-name="ro2">
          <table:table-cell table:style-name="ce242" table:number-columns-spanned="14" table:number-rows-spanned="1"/>
          <table:covered-table-cell table:style-name="ce15"/>
          <table:covered-table-cell table:style-name="ce30"/>
          <table:covered-table-cell table:style-name="ce16"/>
          <table:covered-table-cell table:number-columns-repeated="3" table:style-name="ce50"/>
          <table:covered-table-cell table:number-columns-repeated="2" table:style-name="ce63"/>
          <table:covered-table-cell table:style-name="ce73"/>
          <table:covered-table-cell table:number-columns-repeated="4" table:style-name="ce83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30"/>
          <table:table-cell table:style-name="ce16"/>
          <table:table-cell table:style-name="ce50" table:number-columns-repeated="3"/>
          <table:table-cell table:style-name="ce63" table:number-columns-repeated="2"/>
          <table:table-cell table:style-name="ce73"/>
          <table:table-cell table:style-name="ce83" table:number-columns-repeated="4"/>
          <table:table-cell table:number-columns-repeated="50"/>
        </table:table-row>
        <table:table-row table:style-name="ro2">
          <table:table-cell table:style-name="ce15" table:number-columns-repeated="2"/>
          <table:table-cell table:style-name="ce259"/>
          <table:table-cell table:style-name="ce270"/>
          <table:table-cell table:style-name="ce279"/>
          <table:table-cell table:style-name="ce50" table:number-columns-repeated="2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number-columns-repeated="3" table:style-name="ce92"/>
          <table:table-cell table:number-columns-repeated="50"/>
        </table:table-row>
        <table:table-row table:style-name="ro2">
          <table:table-cell table:style-name="ce16" office:value-type="string" calcext:value-type="string" table:number-columns-spanned="2" table:number-rows-spanned="1">
            <text:p>(a)</text:p>
          </table:table-cell>
          <table:covered-table-cell table:style-name="ce16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30"/>
          <table:table-cell table:style-name="ce50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number-columns-repeated="2" table:style-name="ce9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2" table:number-rows-spanned="1">
            <text:p>Description of property</text:p>
          </table:table-cell>
          <table:covered-table-cell table:style-name="ce17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50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 table:number-columns-repeated="50"/>
        </table:table-row>
        <table:table-row table:style-name="ro2">
          <table:table-cell table:style-name="ce18" office:value-type="string" calcext:value-type="string" table:number-columns-spanned="2" table:number-rows-spanned="1">
            <text:p>(Example: 100 sh. XYZ Co.) </text:p>
          </table:table-cell>
          <table:covered-table-cell table:style-name="ce18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 table:number-columns-repeated="2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 table:number-columns-repeated="50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3"/>
          <table:table-cell table:style-name="ce253" table:number-columns-repeated="2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 table:number-columns-repeated="43"/>
        </table:table-row>
        <table:table-row table:style-name="ro2">
          <table:table-cell table:style-name="Default" table:number-columns-repeated="4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277"/>
          <table:table-cell table:style-name="ce253" table:number-columns-repeated="2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 table:number-rows-repeated="11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 table:number-columns-repeated="7"/>
          <table:table-cell table:number-columns-repeated="48"/>
        </table:table-row>
        <table:table-row table:style-name="ro2">
          <table:table-cell table:style-name="ce247" table:number-columns-repeated="2"/>
          <table:table-cell table:style-name="ce262"/>
          <table:table-cell table:style-name="ce248"/>
          <table:table-cell table:style-name="ce283" table:number-columns-repeated="3"/>
          <table:table-cell table:style-name="ce297" table:number-columns-repeated="2"/>
          <table:table-cell table:style-name="ce253"/>
          <table:table-cell table:style-name="ce292"/>
          <table:table-cell table:style-name="ce253" table:number-columns-repeated="5"/>
          <table:table-cell table:number-columns-repeated="48"/>
        </table:table-row>
        <table:table-row table:style-name="ro2">
          <table:table-cell table:style-name="ce248" table:number-columns-repeated="2"/>
          <table:table-cell table:style-name="ce262"/>
          <table:table-cell table:style-name="ce248"/>
          <table:table-cell table:style-name="ce262" table:number-columns-repeated="2"/>
          <table:table-cell table:style-name="ce283" table:number-columns-repeated="2"/>
          <table:table-cell table:style-name="ce262"/>
          <table:table-cell table:style-name="ce311"/>
          <table:table-cell table:style-name="ce320"/>
          <table:table-cell table:style-name="ce311"/>
          <table:table-cell table:style-name="ce253" table:number-columns-repeated="4"/>
          <table:table-cell table:number-columns-repeated="48"/>
        </table:table-row>
        <table:table-row table:style-name="ro2">
          <table:table-cell table:style-name="ce249" table:number-columns-repeated="2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0" table:number-columns-repeated="4"/>
          <table:table-cell table:style-name="ce284" table:number-columns-repeated="6"/>
          <table:table-cell table:style-name="ce320"/>
          <table:table-cell table:style-name="ce284"/>
          <table:table-cell table:style-name="ce329" table:number-columns-repeated="4"/>
          <table:table-cell table:style-name="ce335"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3"/>
          <table:table-cell table:style-name="ce253" table:number-columns-repeated="6"/>
          <table:table-cell table:number-columns-repeated="48"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 table:number-columns-repeated="2"/>
          <table:table-cell table:style-name="ce300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 table:number-columns-repeated="2"/>
          <table:table-cell table:style-name="ce292" table:number-columns-repeated="2"/>
          <table:table-cell table:style-name="ce301"/>
          <table:table-cell table:style-name="ce312"/>
          <table:table-cell table:style-name="ce253" table:number-columns-repeated="12"/>
          <table:table-cell table:number-columns-repeated="42"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 table:number-columns-repeated="2"/>
          <table:table-cell table:number-columns-repeated="2"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 table:number-columns-repeated="2"/>
          <table:table-cell table:style-name="ce253"/>
          <table:table-cell table:style-name="ce341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 table:number-columns-repeated="2"/>
          <table:table-cell table:style-name="ce253"/>
          <table:table-cell table:style-name="ce342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 table:number-columns-repeated="3"/>
          <table:table-cell table:style-name="ce253"/>
          <table:table-cell table:style-name="ce267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 table:number-columns-repeated="2"/>
          <table:table-cell table:number-columns-repeated="2"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 table:number-columns-repeated="2"/>
          <table:table-cell table:number-columns-repeated="2"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 table:number-columns-repeated="2"/>
          <table:table-cell table:style-name="ce253"/>
          <table:table-cell table:style-name="ce343"/>
          <table:table-cell table:style-name="ce253"/>
          <table:table-cell table:number-columns-repeated="42"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 table:number-columns-repeated="2"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 table:number-columns-repeated="3"/>
          <table:table-cell table:style-name="ce253"/>
          <table:table-cell table:style-name="ce266"/>
          <table:table-cell table:style-name="ce253"/>
          <table:table-cell table:number-columns-repeated="42"/>
        </table:table-row>
        <table:table-row table:style-name="ro2" table:number-rows-repeated="2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14"/>
          <table:table-cell table:number-columns-repeated="42"/>
        </table:table-row>
        <table:table-row table:style-name="ro2" table:number-rows-repeated="13">
          <table:table-cell table:style-name="ce253" table:number-columns-repeated="2"/>
          <table:table-cell table:style-name="ce268"/>
          <table:table-cell table:style-name="ce253" table:number-columns-repeated="3"/>
          <table:table-cell table:number-columns-repeated="2"/>
          <table:table-cell table:style-name="ce253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9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disposed_5f_of_5f_lot_5f_alt_5f_crypto" style:display-name="disposed_of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disposed_5f_of_5f_lot_5f_default" style:display-name="disposed_of_lot_default" style:family="table-cell" style:parent-style-name="RP2">
      <style:table-cell-properties fo:background-color="#bf819e"/>
    </style:style>
    <style:style style:name="disposed_5f_of_5f_lot_5f_fiat" style:display-name="disposed_of_lot_fiat" style:family="table-cell" style:parent-style-name="RP2" style:data-style-name="N104">
      <style:table-cell-properties fo:background-color="#bf819e"/>
    </style:style>
    <style:style style:name="disposed_5f_of_5f_lot_5f_crypto" style:display-name="disposed_of_lot_crypto" style:family="table-cell" style:parent-style-name="RP2" style:data-style-name="N122">
      <style:table-cell-properties fo:background-color="#bf819e"/>
    </style:style>
    <style:style style:name="disposed_5f_of_5f_lot_5f_percent" style:display-name="disposed_of_lot_percent" style:family="table-cell" style:parent-style-name="RP2" style:data-style-name="N123">
      <style:table-cell-properties fo:background-color="#bf819e"/>
    </style:style>
    <style:style style:name="disposed_5f_of_5f_lot_5f_alt_5f_default" style:display-name="disposed_of_lot_alt_default" style:family="table-cell" style:parent-style-name="RP2">
      <style:table-cell-properties fo:background-color="#e0a8bd"/>
    </style:style>
    <style:style style:name="disposed_5f_of_5f_lot_5f_alt_5f_fiat" style:display-name="disposed_of_lot_alt_fiat" style:family="table-cell" style:parent-style-name="RP2" style:data-style-name="N104">
      <style:table-cell-properties fo:background-color="#e0a8bd"/>
    </style:style>
    <style:style style:name="disposed_5f_of_5f_lot_5f_alt_5f_percent" style:display-name="disposed_of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disposed_5f_of_5f_lot_5f_note_5f_default" style:display-name="disposed_of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disposed_5f_of_5f_lot_5f_border_5f_default" style:display-name="disposed_of_lot_border_default" style:family="table-cell" style:parent-style-name="disposed_5f_of_5f_lot_5f_default">
      <style:table-cell-properties fo:border-bottom="none" style:diagonal-bl-tr="none" style:diagonal-tl-br="none" fo:border-left="none" fo:border-right="none" fo:border-top="0.06pt fine-dashed #000000"/>
    </style:style>
    <style:style style:name="disposed_5f_of_5f_lot_5f_border_5f_fiat" style:display-name="disposed_of_lot_border_fiat" style:family="table-cell" style:parent-style-name="disposed_5f_of_5f_lot_5f_fiat">
      <style:table-cell-properties fo:border-bottom="none" style:diagonal-bl-tr="none" style:diagonal-tl-br="none" fo:border-left="none" fo:border-right="none" fo:border-top="0.06pt fine-dashed #000000"/>
    </style:style>
    <style:style style:name="disposed_5f_of_5f_lot_5f_border_5f_crypto" style:display-name="disposed_of_lot_border_crypto" style:family="table-cell" style:parent-style-name="disposed_5f_of_5f_lot_5f_crypto">
      <style:table-cell-properties fo:border-bottom="none" style:diagonal-bl-tr="none" style:diagonal-tl-br="none" fo:border-left="none" fo:border-right="none" fo:border-top="0.06pt fine-dashed #000000"/>
    </style:style>
    <style:style style:name="disposed_5f_of_5f_lot_5f_border_5f_percent" style:display-name="disposed_of_lot_border_percent" style:family="table-cell" style:parent-style-name="disposed_5f_of_5f_lot_5f_percent">
      <style:table-cell-properties fo:border-bottom="none" style:diagonal-bl-tr="none" style:diagonal-tl-br="none" fo:border-left="none" fo:border-right="none" fo:border-top="0.06pt fine-dashed #000000"/>
    </style:style>
    <style:style style:name="disposed_5f_of_5f_lot_5f_alt_5f_border_5f_default" style:display-name="disposed_of_lot_alt_border_default" style:family="table-cell" style:parent-style-name="disposed_5f_of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disposed_5f_of_5f_lot_5f_alt_5f_border_5f_fiat" style:display-name="disposed_of_lot_alt_border_fiat" style:family="table-cell" style:parent-style-name="disposed_5f_of_5f_lot_5f_alt_5f_fiat">
      <style:table-cell-properties fo:border-bottom="none" style:diagonal-bl-tr="none" style:diagonal-tl-br="none" fo:border-left="none" fo:border-right="none" fo:border-top="0.06pt fine-dashed #000000"/>
    </style:style>
    <style:style style:name="disposed_5f_of_5f_lot_5f_alt_5f_border_5f_crypto" style:display-name="disposed_of_lot_alt_border_crypto" style:family="table-cell" style:parent-style-name="disposed_5f_of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disposed_5f_of_5f_lot_5f_alt_5f_border_5f_percent" style:display-name="disposed_of_lot_alt_border_percent" style:family="table-cell" style:parent-style-name="disposed_5f_of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disposed_5f_of_5f_lot_5f_note_5f_border_5f_default" style:display-name="disposed_of_lot_note_border_default" style:family="table-cell" style:parent-style-name="disposed_5f_of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disposed_5f_of_5f_lot_5f_note_5f_fiat" style:display-name="disposed_of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disposed_5f_of_5f_lot_5f_note_5f_border_5f_fiat" style:display-name="disposed_of_lot_note_border_fiat" style:family="table-cell" style:parent-style-name="disposed_5f_of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11:27:14.918262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5T12:07:51.830225024</dc:date>
    <meta:editing-duration>P1DT10H25M6S</meta:editing-duration>
    <meta:editing-cycles>98</meta:editing-cycles>
    <meta:generator>LibreOffice/6.4.7.2$Linux_X86_64 LibreOffice_project/40$Build-2</meta:generator>
    <meta:document-statistic meta:table-count="14" meta:cell-count="525" meta:object-count="0"/>
  </office:meta>
</office:document-meta>
</file>